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10590" officeooo:paragraph-rsid="00010590"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6pt" fo:font-weight="bold" officeooo:rsid="00010590" officeooo:paragraph-rsid="00010590"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010590" officeooo:paragraph-rsid="0001059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10590" officeooo:paragraph-rsid="0001059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10590" officeooo:paragraph-rsid="0002f53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2f538" officeooo:paragraph-rsid="0002f538"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2f538" style:font-weight-asian="bold" style:font-weight-complex="bold"/>
    </style:style>
    <style:style style:name="T3" style:family="text">
      <style:text-properties officeooo:rsid="0002f5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area 2 Investigar quienes serán los usuarios</text:p>
      <text:p text:style-name="P2"/>
      <text:p text:style-name="P2"/>
      <text:p text:style-name="P3"><text:span text:style-name="T3">E</text:span>ste documento <text:s/>define <text:span text:style-name="T3">brevemente pero </text:span><text:s/>con con más exactitud los usuarios mencionados en la tarea 1.</text:p>
      <text:p text:style-name="P4"/>
      <text:p text:style-name="P4">En primer lugar, están las <text:span text:style-name="T1">protectoras de animales</text:span> y estas pueden ser de dos tipos. Primero están las que todo el mundo conoce. Poseen instalaciones, logística, alguna subvención del gobierno y donaciones por parte de marcas de alimentos de animales. Pero por otro lado, están las <text:span text:style-name="T1">asociaciones.</text:span> Estas no disponen de ningún lugar para tener a los animales. Así que, se sirven de los propios hogares de sus miembros para ello. Tampoco reciben ninguna subvención y no son reconocidas legalmente.</text:p>
      <text:p text:style-name="P4"/>
      <text:p text:style-name="P5">En segundo lugar, están los <text:span text:style-name="T1">usuarios.</text:span> Estos son personas que no pertenecen a ninguna asociación ni negocio, pero son amantes de los animales, están interesados en ayudar, quieren compartir su día a día con su mascota, están buscando un animal para adoptar, han perdido al suyo o bien todo junto. Es la entidad que tiene más juego en la aplicación y por lo tanto, la que más funcionalidades tendrá</text:p>
      <text:p text:style-name="P5"><text:span text:style-name="T3">(se detallaran en la tarea 3)</text:span> .</text:p>
      <text:p text:style-name="P4"/>
      <text:p text:style-name="P4">Por ultimo, tenemos a <text:span text:style-name="T1">l</text:span><text:span text:style-name="T2">as empresas.</text:span><text:span text:style-name="T3"> Son del tipo (Veterinarios, vendedoras de complementos para mascotas, vendedoras de alimentos (pajarerías se suelen llamar), grandes organizadoras de eventos, etc). Esta es la única entidad que no tendrá acceso 100% gratuito a la app ya que anunciar sus productos les proporcionara beneficios y los gastos en mantenimiento de Animal Community hay que pagarlos de algún modo.</text:span></text:p>
      <text:p text:style-name="P4"/>
      <text:p text:style-name="P6">Los detalles de las funcionalidades de cada entidad los podrás ver en la siguiente tare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3:16:18.093719453</meta:creation-date>
    <dc:date>2016-10-01T13:37:48.375002905</dc:date>
    <meta:editing-duration>PT8M</meta:editing-duration>
    <meta:editing-cycles>1</meta:editing-cycles>
    <meta:document-statistic meta:table-count="0" meta:image-count="0" meta:object-count="0" meta:page-count="1" meta:paragraph-count="7" meta:word-count="257" meta:character-count="1564" meta:non-whitespace-character-count="1312"/>
    <meta:generator>LibreOffice/5.1.4.2$Linux_X86_64 LibreOffice_project/10m0$Build-2</meta:generator>
  </office:meta>
</office:document-meta>
</file>